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75ba" officeooo:paragraph-rsid="000575ba"/>
    </style:style>
    <style:style style:name="P2" style:family="paragraph" style:parent-style-name="Header">
      <style:paragraph-properties fo:text-align="center" style:justify-single-word="false"/>
      <style:text-properties officeooo:rsid="0006cd70" officeooo:paragraph-rsid="0006cd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 }</text:p>
      <text:p text:style-name="P1"><text:s/># i n c l u d e <text:s text:c="2"/>&lt; s t d i o . h &gt;</text:p>
      <text:p text:style-name="P1"><text:s/># i n c l u d e <text:s text:c="2"/>&lt; i o s t r e a m . h &gt;</text:p>
      <text:p text:style-name="P1"><text:s/># i n c l u d e <text:s text:c="2"/>&lt; c t y p e . h &gt;</text:p>
      <text:p text:style-name="P1"><text:s/># i n c l u d e <text:s text:c="2"/>&lt; s t r i n g . h &gt;</text:p>
      <text:p text:style-name="P1"><text:s/># i n c l u d e <text:s text:c="2"/>&lt; s t d l i b . h &gt;</text:p>
      <text:p text:style-name="P1"/>
      <text:p text:style-name="P1"><text:s/>i n t <text:s text:c="2"/>g e t w o r d ( <text:s text:c="2"/>c h a r <text:s text:c="2"/>* l i n e , <text:s text:c="2"/>c h a r <text:s text:c="2"/>* w o r d ) ;</text:p>
      <text:p text:style-name="P1"><text:s/>i n t <text:s text:c="2"/>g e t l i n e ( <text:s text:c="2"/>c h a r <text:s text:c="2"/>* l i n e <text:s text:c="2"/>) ;</text:p>
      <text:p text:style-name="P1"/>
      <text:p text:style-name="P1"><text:s/>i n t <text:s text:c="2"/>g e t l i n e ( <text:s text:c="2"/>c h a r <text:s text:c="2"/>* l i n e <text:s text:c="2"/>)</text:p>
      <text:p text:style-name="P1"><text:s/>{</text:p>
      <text:p text:style-name="P1"><text:s text:c="9"/>c h a r <text:s text:c="2"/>* t l i n e <text:s text:c="2"/>= <text:s text:c="2"/>l i n e ;</text:p>
      <text:p text:style-name="P1"><text:s text:c="9"/>i n t <text:s text:c="2"/>c ;</text:p>
      <text:p text:style-name="P1"/>
      <text:p text:style-name="P1"><text:s text:c="9"/>w h i l e <text:s text:c="2"/>( ( <text:s text:c="2"/>( c <text:s text:c="2"/>= <text:s text:c="2"/>g e t c h a r ( ) ) <text:s text:c="2"/>! = <text:s text:c="2"/>' \ n ' ) <text:s text:c="2"/>&amp; &amp;</text:p>
      <text:p text:style-name="P1"><text:s text:c="3"/>( <text:s text:c="2"/>c <text:s text:c="2"/>! = <text:s text:c="2"/>E O F <text:s text:c="2"/>) )</text:p>
      <text:p text:style-name="P1"><text:s text:c="21"/>* t l i n e + + <text:s text:c="2"/>= <text:s text:c="2"/>c ;</text:p>
      <text:p text:style-name="P1"/>
      <text:p text:style-name="P1"><text:s text:c="9"/>* t l i n e <text:s text:c="2"/>= <text:s text:c="2"/>' \ 0 ' ;</text:p>
      <text:p text:style-name="P1"><text:s text:c="9"/>i f <text:s text:c="2"/>( <text:s text:c="2"/>c <text:s text:c="2"/>= = <text:s text:c="2"/>E O F <text:s text:c="2"/>) <text:s text:c="2"/>r e t u r n <text:s text:c="2"/>0 ;</text:p>
      <text:p text:style-name="P1"/>
      <text:p text:style-name="P1"><text:s text:c="9"/>r e t u r n <text:s text:c="2"/>( s t r l e n ( l i n e ) ) ;</text:p>
      <text:p text:style-name="P1"><text:s/>}</text:p>
      <text:p text:style-name="P1"/>
      <text:p text:style-name="P1"><text:s/>i n t <text:s text:c="2"/>g e t w o r d ( <text:s text:c="2"/>c h a r <text:s text:c="2"/>* l i n e , <text:s text:c="2"/>c h a r <text:s text:c="2"/>* w o r d )</text:p>
      <text:p text:style-name="P1"><text:s/>{</text:p>
      <text:p text:style-name="P1"><text:s text:c="9"/>c h a r <text:s text:c="2"/>* t l i n e = l i n e , <text:s text:c="2"/>t w o r d <text:s text:c="2"/>= <text:s text:c="2"/>w o r d ;</text:p>
      <text:p text:style-name="P1"/>
      <text:p text:style-name="P1"><text:s text:c="9"/>w h i l e <text:s text:c="2"/>( <text:s text:c="2"/>! i s a l n u m ( <text:s text:c="2"/>* t l i n e <text:s text:c="2"/>) <text:s text:c="2"/>)</text:p>
      <text:p text:style-name="P1"><text:s text:c="21"/>t l i n e + + ;</text:p>
      <text:p text:style-name="P1"/>
      <text:p text:style-name="P1"><text:s text:c="9"/>w h i l e <text:s text:c="2"/>( <text:s text:c="2"/>i s a l n u m ( <text:s text:c="2"/>* t l i n e <text:s text:c="2"/>) <text:s text:c="2"/>)</text:p>
      <text:p text:style-name="P1"><text:s text:c="9"/>{</text:p>
      <text:p text:style-name="P1"><text:s text:c="15"/>* t w o r d + + <text:s text:c="2"/>= <text:s text:c="2"/>* t l i n e ;</text:p>
      <text:p text:style-name="P1"><text:s text:c="15"/>t l i n e + + ;</text:p>
      <text:p text:style-name="P1"><text:s text:c="9"/>}</text:p>
      <text:p text:style-name="P1"><text:s text:c="9"/>* t w o r d <text:s text:c="2"/>= <text:s text:c="2"/>' \ 0 ' ;</text:p>
      <text:p text:style-name="P1"/>
      <text:p text:style-name="P1"><text:s text:c="9"/>r e t u r n <text:s text:c="4"/>s t r l e n ( w o r d ) <text:s text:c="2"/>&gt;</text:p>
      <text:p text:style-name="P1"/>
      <text:p text:style-name="P1">Stack size is: 1</text:p>
      <text:p text:style-name="P1"/>
      <text:p text:style-name="P1">Some Opensing and Closing Brackets are Mismatched</text:p>
      <text:p text:style-name="P1"/>
      <text:p text:style-name="P1">Press any key to continue . .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6cd70" officeooo:paragraph-rsid="0006cd7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Output using Stack3.dat</text:p>
        <text:p text:style-name="MP1">By John Knowles CS372 Spring 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8S</meta:editing-duration>
    <meta:editing-cycles>5</meta:editing-cycles>
    <meta:generator>LibreOffice/4.3.5.2$Windows_x86 LibreOffice_project/3a87456aaa6a95c63eea1c1b3201acedf0751bd5</meta:generator>
    <dc:date>2015-02-18T11:57:26.673000000</dc:date>
    <meta:document-statistic meta:table-count="0" meta:image-count="0" meta:object-count="0" meta:page-count="1" meta:paragraph-count="36" meta:word-count="487" meta:character-count="1385" meta:non-whitespace-character-count="588"/>
    <meta:user-defined meta:name="Info 1"/>
    <meta:user-defined meta:name="Info 2"/>
    <meta:user-defined meta:name="Info 3"/>
    <meta:user-defined meta:name="Info 4"/>
  </office:meta>
</office:document-meta>
</file>